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Chorus" svg:font-family="TeXGyreChorus" style:font-pitch="variable"/>
    <style:font-face style:name="TeXGyreChorus1" svg:font-family="TeXGyreChorus" style:font-adornments="Regular" style:font-pitch="variable"/>
    <style:font-face style:name="Bitstream Vera Serif" svg:font-family="'Bitstream Vera Serif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e8a202" draw:fill-color="#e8a202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draw:stroke="none" draw:fill-color="#069a2e" draw:textarea-horizontal-align="justify" draw:textarea-vertical-align="middle" draw:auto-grow-height="false" fo:min-height="0.067cm" fo:min-width="0.77cm"/>
    </style:style>
    <style:style style:name="gr3" style:family="graphic" style:parent-style-name="standard">
      <style:graphic-properties draw:stroke="none" draw:fill-color="#ffd428" draw:textarea-horizontal-align="justify" draw:textarea-vertical-align="middle" draw:auto-grow-height="false" fo:min-height="0cm" fo:min-width="0.706cm"/>
    </style:style>
    <style:style style:name="gr4" style:family="graphic" style:parent-style-name="objectwithoutfill">
      <style:graphic-properties svg:stroke-width="0.053cm" svg:stroke-color="#355269" draw:marker-start-width="0.4cm" draw:marker-end-width="0.4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4cm" draw:marker-end-width="0.4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c9211e" draw:marker-start-width="0.4cm" draw:marker-end-width="0.4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e8a202"/>
      <style:paragraph-properties fo:text-align="center"/>
    </style:style>
    <style:style style:name="P2" style:family="paragraph">
      <loext:graphic-properties draw:fill-color="#069a2e"/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044cm" svg:height="0.254cm" svg:x="0.52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0.56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0.60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0.64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0.68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0.72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0.76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0.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0.8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0.87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0.91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0.95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0.99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.03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07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.11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15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.19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23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.27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31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.35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39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.43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47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51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55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5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6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66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70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74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78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82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86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90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94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.98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02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06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10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14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18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22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26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30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34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3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4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45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49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53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57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61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65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69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73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77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81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85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89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93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2.97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01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05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09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13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1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2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24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28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32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36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40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44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48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52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56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60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64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68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72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76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80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84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88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92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3.9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3.99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03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07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11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15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19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23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27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31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35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39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43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47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51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55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59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63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67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7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7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78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82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86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90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4.94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4.98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02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06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10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14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18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22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26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30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34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38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42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46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5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57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61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65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69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73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77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81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85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89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93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5.97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01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05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09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13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17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21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25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2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3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36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40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44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48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52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56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60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64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68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72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76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80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84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88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92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6.96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00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04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0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1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15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19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23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27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31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35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39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43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47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51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55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59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63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67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71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75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79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8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8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90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7.94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7.98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02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8.06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10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8.14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18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8.22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26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8.30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34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8.38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42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46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50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54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58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6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6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69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73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77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81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85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89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93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8.97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01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05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09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13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17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21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25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29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33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37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4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4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48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52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56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60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64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68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72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76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80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84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88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92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9.96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00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04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08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12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16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2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27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31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35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39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43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47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51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55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59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63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67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71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75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79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83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87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91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0.9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0.9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02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06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10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14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18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227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26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306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34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385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42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46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50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543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58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622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66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701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74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78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5cm" svg:height="0.254cm" svg:x="11.81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044cm" svg:height="0.254cm" svg:x="11.859cm" svg:y="0.633cm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14257.14285714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2" draw:layer="layout" svg:width="1.27cm" svg:height="0.317cm" svg:x="1.77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1.84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27cm" svg:height="0.317cm" svg:x="0.50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0.57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4" draw:text-style-name="P4" draw:layer="layout" svg:width="0.05cm" svg:height="0.489cm" svg:x="1.84cm" svg:y="0.316cm" svg:viewBox="0 0 51 490" svg:d="M1 0c-2 178-9 498 50 490">
          <text:p/>
        </draw:path>
        <draw:g>
          <draw:custom-shape draw:style-name="gr2" draw:text-style-name="P2" draw:layer="layout" svg:width="1.27cm" svg:height="0.317cm" svg:x="4.31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4.38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27cm" svg:height="0.317cm" svg:x="3.04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3.11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" draw:text-style-name="P4" draw:layer="layout" svg:width="0.189cm" svg:height="0.271cm" svg:x="2.97cm" svg:y="0.806cm" svg:viewBox="0 0 190 272" svg:d="M0 0c-2 362 188 362 190 0">
          <text:p/>
        </draw:path>
        <draw:path draw:style-name="gr5" draw:text-style-name="P4" draw:layer="layout" svg:width="0.189cm" svg:height="0.271cm" svg:x="4.24cm" svg:y="0.806cm" svg:viewBox="0 0 190 272" svg:d="M0 0c-2 362 188 362 190 0">
          <text:p/>
        </draw:path>
        <draw:g>
          <draw:custom-shape draw:style-name="gr2" draw:text-style-name="P2" draw:layer="layout" svg:width="1.27cm" svg:height="0.317cm" svg:x="6.85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6.92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27cm" svg:height="0.317cm" svg:x="5.58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5.65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" draw:text-style-name="P4" draw:layer="layout" svg:width="0.189cm" svg:height="0.271cm" svg:x="5.51cm" svg:y="0.806cm" svg:viewBox="0 0 190 272" svg:d="M0 0c-2 362 188 362 190 0">
          <text:p/>
        </draw:path>
        <draw:path draw:style-name="gr5" draw:text-style-name="P4" draw:layer="layout" svg:width="0.189cm" svg:height="0.271cm" svg:x="6.78cm" svg:y="0.806cm" svg:viewBox="0 0 190 272" svg:d="M0 0c-2 362 188 362 190 0">
          <text:p/>
        </draw:path>
        <draw:g>
          <draw:custom-shape draw:style-name="gr2" draw:text-style-name="P2" draw:layer="layout" svg:width="1.27cm" svg:height="0.317cm" svg:x="9.39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9.46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27cm" svg:height="0.317cm" svg:x="8.12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8.19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" draw:text-style-name="P4" draw:layer="layout" svg:width="0.189cm" svg:height="0.271cm" svg:x="8.05cm" svg:y="0.806cm" svg:viewBox="0 0 190 272" svg:d="M0 0c-2 362 188 362 190 0">
          <text:p/>
        </draw:path>
        <draw:path draw:style-name="gr5" draw:text-style-name="P4" draw:layer="layout" svg:width="0.189cm" svg:height="0.271cm" svg:x="9.32cm" svg:y="0.806cm" svg:viewBox="0 0 190 272" svg:d="M0 0c-2 362 188 362 190 0">
          <text:p/>
        </draw:path>
        <draw:g>
          <draw:custom-shape draw:style-name="gr2" draw:text-style-name="P2" draw:layer="layout" svg:width="1.27cm" svg:height="0.317cm" svg:x="10.668cm" svg:y="0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206cm" svg:height="0.096cm" svg:x="10.732cm" svg:y="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" draw:text-style-name="P4" draw:layer="layout" svg:width="0.189cm" svg:height="0.271cm" svg:x="10.59cm" svg:y="0.806cm" svg:viewBox="0 0 190 272" svg:d="M0 0c-2 362 188 362 190 0">
          <text:p/>
        </draw:path>
        <draw:path draw:style-name="gr6" draw:text-style-name="P4" draw:layer="layout" svg:width="0.076cm" svg:height="0.489cm" svg:x="1.701cm" svg:y="0.316cm" svg:viewBox="0 0 77 490" svg:d="M0 490c77 0 74-312 77-490">
          <text:p/>
        </draw:path>
        <draw:path draw:style-name="gr4" draw:text-style-name="P4" draw:layer="layout" svg:width="0.05cm" svg:height="0.489cm" svg:x="0.57cm" svg:y="0.316cm" svg:viewBox="0 0 51 490" svg:d="M1 0c-2 178-9 498 50 490">
          <text:p/>
        </draw:path>
        <draw:path draw:style-name="gr6" draw:text-style-name="P4" draw:layer="layout" svg:width="0.076cm" svg:height="0.489cm" svg:x="11.861cm" svg:y="0.316cm" svg:viewBox="0 0 77 490" svg:d="M0 490c77 0 74-312 77-49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Chorus" svg:font-family="TeXGyreChorus" style:font-pitch="variable"/>
    <style:font-face style:name="TeXGyreChorus1" svg:font-family="TeXGyreChorus" style:font-adornments="Regular" style:font-pitch="variable"/>
    <style:font-face style:name="Bitstream Vera Serif" svg:font-family="'Bitstream Vera Serif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254cm" fo:margin-left="0.508cm" fo:margin-right="0.254cm" fo:page-width="12.192cm" fo:page-height="1.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22:27:58.840130014</meta:creation-date>
    <dc:date>2019-02-11T15:37:07.692468283</dc:date>
    <meta:editing-duration>PT19M55S</meta:editing-duration>
    <meta:editing-cycles>6</meta:editing-cycles>
    <meta:generator>LibreOffice/6.2.0.3$Linux_X86_64 LibreOffice_project/20$Build-3</meta:generator>
    <meta:document-statistic meta:object-count="326"/>
  </office:meta>
</office:document-meta>
</file>